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7000001F68DF1B060.jpg"/>
  <manifest:file-entry manifest:media-type="image/png" manifest:full-path="Pictures/10000000000000200000002000309F1C.png"/>
  <manifest:file-entry manifest:media-type="" manifest:full-path="Pictures/2000053200001DB100001219120A6327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Assembly Drawing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20000003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2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PCA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ASSY</text:span></text:p>
            </draw:text-box>
          </draw:frame>
        </draw:g>
        <draw:frame draw:style-name="gr4" draw:text-style-name="P1" draw:layer="layout" svg:width="12.419cm" svg:height="8.044cm" svg:x="21.581cm" svg:y="1.5cm">
          <draw:image xlink:href="Pictures/1000000000000307000001F68DF1B060.jpg" xlink:type="simple" xlink:show="embed" xlink:actuate="onLoad">
            <text:p/>
          </draw:image>
        </draw:frame>
        <draw:frame draw:style-name="gr4" draw:text-style-name="P1" draw:layer="layout" svg:width="17.228cm" svg:height="10.5cm" svg:x="3cm" svg:y="5.5cm">
          <draw:image xlink:href="Pictures/2000053200001DB100001219120A632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19:48:11.99</dc:date>
    <meta:editing-duration>PT9H28M38S</meta:editing-duration>
    <meta:editing-cycles>22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1"/>
  </office:meta>
</office:document-meta>
</file>